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36cm"/>
    </style:style>
    <style:style style:name="co2" style:family="table-column">
      <style:table-column-properties fo:break-before="auto" style:column-width="14.4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1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 table:number-columns-spanned="2" table:number-rows-spanned="1">
            <text:p>2. El aluvión de Huaraz</text:p>
          </table:table-cell>
          <table:covered-table-cell/>
        </table:table-row>
        <table:table-row table:style-name="ro2">
          <table:table-cell office:value-type="string" calcext:value-type="string">
            <text:p>Trese disyembre de 1941 hunaqmi qoyaqoyalla rahukunata tseeraq inti pintareekaamuptinmi, qapareqta wiyayarqaa imeeka atska abyon waqaqtana.</text:p>
          </table:table-cell>
          <table:table-cell office:value-type="string" calcext:value-type="string">
            <text:p>El día trece de diciembre de 1941 temprano en la mañana, cuando el sol todavía estaba pintando los nevados, oímos un ruído, como el ruído de muchos aviones.</text:p>
          </table:table-cell>
        </table:table-row>
        <table:table-row table:style-name="ro1">
          <table:table-cell office:value-type="string" calcext:value-type="string">
            <text:p>I Waraschooqa mana ni imata maakushpa, riku nunakunaqa hawka punupakiikaayaanaq.</text:p>
          </table:table-cell>
          <table:table-cell office:value-type="string" calcext:value-type="string">
            <text:p>Y en Huaraz mientras no sentían nada, la gente rica seguía durmiendo.</text:p>
          </table:table-cell>
        </table:table-row>
        <table:table-row table:style-name="ro1">
          <table:table-cell office:value-type="string" calcext:value-type="string">
            <text:p>I tsee killa allaapam tamyakuna keekurqan.</text:p>
          </table:table-cell>
          <table:table-cell office:value-type="string" calcext:value-type="string">
            <text:p>Y ese mes había bastante lluvia.</text:p>
          </table:table-cell>
        </table:table-row>
        <table:table-row table:style-name="ro1">
          <table:table-cell office:value-type="string" calcext:value-type="string">
            <text:p>Noqa karqaa tseepin chunka watayoqnam.</text:p>
          </table:table-cell>
          <table:table-cell office:value-type="string" calcext:value-type="string">
            <text:p>Yo tenla entonces diez años.</text:p>
          </table:table-cell>
        </table:table-row>
        <table:table-row table:style-name="ro1">
          <table:table-cell office:value-type="string" calcext:value-type="string">
            <text:p>Wayiichoo keekaptiimi, wiyarqaa warmikuna qapareqta.</text:p>
          </table:table-cell>
          <table:table-cell office:value-type="string" calcext:value-type="string">
            <text:p>Mientras yo estaba en mi casa (en Chontayoc), oímos las mujeres gritando.</text:p>
          </table:table-cell>
        </table:table-row>
        <table:table-row table:style-name="ro2">
          <table:table-cell office:value-type="string" calcext:value-type="string">
            <text:p>Tseenam noqaqa eeqirqaa eskwelamanna i tseeman maestrupis mantsakashqa nimarqan, "Imachi waqan? Maa, kori taqee hirkata."</text:p>
          </table:table-cell>
          <table:table-cell office:value-type="string" calcext:value-type="string">
            <text:p>Entonces yo corrí a la escuela y el maestro, asustado, me dijo, "¿Qué será el ruído? A ver, corre a ese cerro."</text:p>
          </table:table-cell>
        </table:table-row>
        <table:table-row table:style-name="ro1">
          <table:table-cell office:value-type="string" calcext:value-type="string">
            <text:p>Tsee hirkachoonam kayaanaq atskaq nunakuna.</text:p>
          </table:table-cell>
          <table:table-cell office:value-type="string" calcext:value-type="string">
            <text:p>En ese cerro estaba mucha gente.</text:p>
          </table:table-cell>
        </table:table-row>
        <table:table-row table:style-name="ro1">
          <table:table-cell office:value-type="string" calcext:value-type="string">
            <text:p>Rikeekaayaanaq.</text:p>
          </table:table-cell>
          <table:table-cell office:value-type="string" calcext:value-type="string">
            <text:p>Estaban mirando.</text:p>
          </table:table-cell>
        </table:table-row>
        <table:table-row table:style-name="ro1">
          <table:table-cell office:value-type="string" calcext:value-type="string">
            <text:p>I noqapis qawarpurqaa.</text:p>
          </table:table-cell>
          <table:table-cell office:value-type="string" calcext:value-type="string">
            <text:p>Y yo también miraba abajo.</text:p>
          </table:table-cell>
        </table:table-row>
        <table:table-row table:style-name="ro1">
          <table:table-cell office:value-type="string" calcext:value-type="string">
            <text:p>Seqseqpampa chakintana tumaramunaq atska putka yaku.</text:p>
          </table:table-cell>
          <table:table-cell office:value-type="string" calcext:value-type="string">
            <text:p>Al pie de Secsecpampa, bastante agua turbia estaba dando la vuelta.</text:p>
          </table:table-cell>
        </table:table-row>
        <table:table-row table:style-name="ro1">
          <table:table-cell office:value-type="string" calcext:value-type="string">
            <text:p>Rikaareekaayaptin qerukunatapis seqirkuryan apakamurqan.</text:p>
          </table:table-cell>
          <table:table-cell office:value-type="string" calcext:value-type="string">
            <text:p>Mientras la gente miraba, tumbó árboles y se los llevó.</text:p>
          </table:table-cell>
        </table:table-row>
        <table:table-row table:style-name="ro1">
          <table:table-cell office:value-type="string" calcext:value-type="string">
            <text:p>I despwesnam chaarirqan Solispa wayinman, mushoq usharishqallaman.</text:p>
          </table:table-cell>
          <table:table-cell office:value-type="string" calcext:value-type="string">
            <text:p>Y después, llegó a la casa de los Solís, recién terminada.</text:p>
          </table:table-cell>
        </table:table-row>
        <table:table-row table:style-name="ro1">
          <table:table-cell office:value-type="string" calcext:value-type="string">
            <text:p>Tseetam rikaareekaayaptii tsukllatanoolla pallarkun, apakurqan enterullampi.</text:p>
          </table:table-cell>
          <table:table-cell office:value-type="string" calcext:value-type="string">
            <text:p>Mientras mirábamos, recogió esa casa como si fuera una choza, y la llevó entera.</text:p>
          </table:table-cell>
        </table:table-row>
        <table:table-row table:style-name="ro1">
          <table:table-cell office:value-type="string" calcext:value-type="string">
            <text:p>Naqana Mullakaman cheekatsirnam, wayi mashtakaakurirqan.</text:p>
          </table:table-cell>
          <table:table-cell office:value-type="string" calcext:value-type="string">
            <text:p>Al llegar casi a Mullaca, la casa se hizo pedazos.</text:p>
          </table:table-cell>
        </table:table-row>
        <table:table-row table:style-name="ro1">
          <table:table-cell office:value-type="string" calcext:value-type="string">
            <text:p>I Mullakapam waru karqan.</text:p>
          </table:table-cell>
          <table:table-cell office:value-type="string" calcext:value-type="string">
            <text:p>Y por Mullaca había huaru.</text:p>
          </table:table-cell>
        </table:table-row>
        <table:table-row table:style-name="ro1">
          <table:table-cell office:value-type="string" calcext:value-type="string">
            <text:p>Tseetapis rikaareekaptiimi, heqaratsirqan.</text:p>
          </table:table-cell>
          <table:table-cell office:value-type="string" calcext:value-type="string">
            <text:p>Ese también se lo llevó mientras mirábamos.</text:p>
          </table:table-cell>
        </table:table-row>
        <table:table-row table:style-name="ro1">
          <table:table-cell office:value-type="string" calcext:value-type="string">
            <text:p>Kee Chontataqa komo las ochonoomi pasarqan.</text:p>
          </table:table-cell>
          <table:table-cell office:value-type="string" calcext:value-type="string">
            <text:p>Pasó aquí a Chonta como a las ocho.</text:p>
          </table:table-cell>
        </table:table-row>
        <table:table-row table:style-name="ro1">
          <table:table-cell office:value-type="string" calcext:value-type="string">
            <text:p>Papaaniipis hornalkunawanmi eewarqan hara uryaq mayu hananta.</text:p>
          </table:table-cell>
          <table:table-cell office:value-type="string" calcext:value-type="string">
            <text:p>Mi papá también había ido con los jornaleros a aporcar maíz encima del Río Santa.</text:p>
          </table:table-cell>
        </table:table-row>
        <table:table-row table:style-name="ro1">
          <table:table-cell office:value-type="string" calcext:value-type="string">
            <text:p>Nikaptinmi qaparir qayarir mayu waqtakurinaq.</text:p>
          </table:table-cell>
          <table:table-cell office:value-type="string" calcext:value-type="string">
            <text:p>En eso, con tremendo ruido el río dio la vuelta.</text:p>
          </table:table-cell>
        </table:table-row>
        <table:table-row table:style-name="ro1">
          <table:table-cell office:value-type="string" calcext:value-type="string">
            <text:p>Tseemi peepis nunankunawan ewkayaamunaq witseepa.</text:p>
          </table:table-cell>
          <table:table-cell office:value-type="string" calcext:value-type="string">
            <text:p>Entonces él con sus trabajadores vinieron por la subida.</text:p>
          </table:table-cell>
        </table:table-row>
        <table:table-row table:style-name="ro1">
          <table:table-cell office:value-type="string" calcext:value-type="string">
            <text:p>Tsee diya, sabadu, manam estudyupis karqatsu.</text:p>
          </table:table-cell>
          <table:table-cell office:value-type="string" calcext:value-type="string">
            <text:p>Ese día, sábado, no había estudio.</text:p>
          </table:table-cell>
        </table:table-row>
        <table:table-row table:style-name="ro2">
          <table:table-cell office:value-type="string" calcext:value-type="string">
            <text:p>Maestruukunapis ewkurqan Warastam mantsakashqa, "Wayiipis ushakashqachi.</text:p>
          </table:table-cell>
          <table:table-cell office:value-type="string" calcext:value-type="string">
            <text:p>Nuestro profesor también se fue a Huaraz, asustado, diciendo, "Mi casa también habrá sido destruida.</text:p>
          </table:table-cell>
        </table:table-row>
        <table:table-row table:style-name="ro2">
          <table:table-cell office:value-type="string" calcext:value-type="string">
            <text:p>Imatam paniitapis tarishaq?" <text:s/>Llapan nunakuna warminwan tsurinwan sellama eellukeekaayaamurqan kapillam, "resakushun," nishpa.</text:p>
          </table:table-cell>
          <table:table-cell office:value-type="string" calcext:value-type="string">
            <text:p>¿Cómo voy a encontrar a mi hermana?" <text:s/>Todos los hombres con sus mujeres e hijos estaban reuniéndose en gran número en la capilla, diciendo, "Vamos a rezar."</text:p>
          </table:table-cell>
        </table:table-row>
        <table:table-row table:style-name="ro1">
          <table:table-cell office:value-type="string" calcext:value-type="string">
            <text:p>Tsee diyakunaqa allaapam resakii keekurqan, imanakaqpis.</text:p>
          </table:table-cell>
          <table:table-cell office:value-type="string" calcext:value-type="string">
            <text:p>Esos días había mucho rezo, todos venían.</text:p>
          </table:table-cell>
        </table:table-row>
        <table:table-row table:style-name="ro1">
          <table:table-cell office:value-type="string" calcext:value-type="string">
            <text:p>Tsee las dosinoomi, nunakuna niyarqan, "Ya baharishqanam.</text:p>
          </table:table-cell>
          <table:table-cell office:value-type="string" calcext:value-type="string">
            <text:p>A eso de las doce, la gente dijo, "Ya ha bajado.</text:p>
          </table:table-cell>
        </table:table-row>
        <table:table-row table:style-name="ro1">
          <table:table-cell office:value-type="string" calcext:value-type="string">
            <text:p>Aku eewashun.</text:p>
          </table:table-cell>
          <table:table-cell office:value-type="string" calcext:value-type="string">
            <text:p>Vamos a ir.</text:p>
          </table:table-cell>
        </table:table-row>
        <table:table-row table:style-name="ro1">
          <table:table-cell office:value-type="string" calcext:value-type="string">
            <text:p>Ashimushun ayakunata.</text:p>
          </table:table-cell>
          <table:table-cell office:value-type="string" calcext:value-type="string">
            <text:p>Vamos a buscar cadáveres.</text:p>
          </table:table-cell>
        </table:table-row>
        <table:table-row table:style-name="ro1">
          <table:table-cell office:value-type="string" calcext:value-type="string">
            <text:p>Kisaa hitarpeekaayan tsee ureechoo."</text:p>
          </table:table-cell>
          <table:table-cell office:value-type="string" calcext:value-type="string">
            <text:p>Quizás se están botando allí abajo."</text:p>
          </table:table-cell>
        </table:table-row>
        <table:table-row table:style-name="ro1">
          <table:table-cell office:value-type="string" calcext:value-type="string">
            <text:p>Nirninmi eewayarqaa.</text:p>
          </table:table-cell>
          <table:table-cell office:value-type="string" calcext:value-type="string">
            <text:p>Así diciendo, nos fuimos.</text:p>
          </table:table-cell>
        </table:table-row>
        <table:table-row table:style-name="ro1">
          <table:table-cell office:value-type="string" calcext:value-type="string">
            <text:p>Tseemi noqapis eewarqaa i manam ayataqa tariyarqaatsu.</text:p>
          </table:table-cell>
          <table:table-cell office:value-type="string" calcext:value-type="string">
            <text:p>Entonces yo también fui y no encontramos ningún cadáver.</text:p>
          </table:table-cell>
        </table:table-row>
        <table:table-row table:style-name="ro1">
          <table:table-cell office:value-type="string" calcext:value-type="string">
            <text:p>Qerukunallam lluteepa karqan i shumaq shumaq shukshukunam karqan.</text:p>
          </table:table-cell>
          <table:table-cell office:value-type="string" calcext:value-type="string">
            <text:p>Había maderas no más, en desorden, y había muy bonitos palos.</text:p>
          </table:table-cell>
        </table:table-row>
        <table:table-row table:style-name="ro1">
          <table:table-cell office:value-type="string" calcext:value-type="string">
            <text:p>Tseechoomi noqa tarikurqaa huk shumaq weetata qerupita rurashqata.</text:p>
          </table:table-cell>
          <table:table-cell office:value-type="string" calcext:value-type="string">
            <text:p>Allí yo encontré una bonita flor hecha de madera.</text:p>
          </table:table-cell>
        </table:table-row>
        <table:table-row table:style-name="ro1">
          <table:table-cell office:value-type="string" calcext:value-type="string">
            <text:p>Tseetam wayiiman apakurqaa.</text:p>
          </table:table-cell>
          <table:table-cell office:value-type="string" calcext:value-type="string">
            <text:p>La llevé a mi casa.</text:p>
          </table:table-cell>
        </table:table-row>
        <table:table-row table:style-name="ro1">
          <table:table-cell office:value-type="string" calcext:value-type="string">
            <text:p>Kanankamam wardareekan.</text:p>
          </table:table-cell>
          <table:table-cell office:value-type="string" calcext:value-type="string">
            <text:p>Está guardada hasta hoy.</text:p>
          </table:table-cell>
        </table:table-row>
        <table:table-row table:style-name="ro1">
          <table:table-cell office:value-type="string" calcext:value-type="string">
            <text:p>Tsee alubyon Chonta nunakunataqa, ishkeellatam, apashqa.</text:p>
          </table:table-cell>
          <table:table-cell office:value-type="string" calcext:value-type="string">
            <text:p>Ese aluvión ha llevado a gente de Chonta, dos personas no más.</text:p>
          </table:table-cell>
        </table:table-row>
        <table:table-row table:style-name="ro1">
          <table:table-cell office:value-type="string" calcext:value-type="string">
            <text:p>Manam yuriyashqatsu.</text:p>
          </table:table-cell>
          <table:table-cell office:value-type="string" calcext:value-type="string">
            <text:p>No aparecieron.</text:p>
          </table:table-cell>
        </table:table-row>
        <table:table-row table:style-name="ro1">
          <table:table-cell office:value-type="string" calcext:value-type="string">
            <text:p>Hukmi karqan Brigida, chakwanna.</text:p>
          </table:table-cell>
          <table:table-cell office:value-type="string" calcext:value-type="string">
            <text:p>Una fue Brígida, ya vieja.</text:p>
          </table:table-cell>
        </table:table-row>
        <table:table-row table:style-name="ro1">
          <table:table-cell office:value-type="string" calcext:value-type="string">
            <text:p>Empleada kallarqan.</text:p>
          </table:table-cell>
          <table:table-cell office:value-type="string" calcext:value-type="string">
            <text:p>Había sido empleada.</text:p>
          </table:table-cell>
        </table:table-row>
        <table:table-row table:style-name="ro1">
          <table:table-cell office:value-type="string" calcext:value-type="string">
            <text:p>I huknam tiyuukuna Feliciano Reyes, estudiante.</text:p>
          </table:table-cell>
          <table:table-cell office:value-type="string" calcext:value-type="string">
            <text:p>Y el otro fue nuestro tío Feliciano Reyes, estudiante.</text:p>
          </table:table-cell>
        </table:table-row>
        <table:table-row table:style-name="ro1">
          <table:table-cell office:value-type="string" calcext:value-type="string">
            <text:p>Tseeta manam tariyashqatsu ni meechoo.</text:p>
          </table:table-cell>
          <table:table-cell office:value-type="string" calcext:value-type="string">
            <text:p>No lo han encontrado en ninguna parte.</text:p>
          </table:table-cell>
        </table:table-row>
        <table:table-row table:style-name="ro1">
          <table:table-cell office:value-type="string" calcext:value-type="string">
            <text:p>Qoshaqocha qocham kanaq Qohuprahu chakinchoo.</text:p>
          </table:table-cell>
          <table:table-cell office:value-type="string" calcext:value-type="string">
            <text:p>La laguna de Coshacocha estuvo al pie del nevado Cojup.</text:p>
          </table:table-cell>
        </table:table-row>
        <table:table-row table:style-name="ro1">
          <table:table-cell office:value-type="string" calcext:value-type="string">
            <text:p>Tseeman allaapa yaku eellukeekunaq rahukunapita.</text:p>
          </table:table-cell>
          <table:table-cell office:value-type="string" calcext:value-type="string">
            <text:p>Allí bastante agua se había recogido de los nevados.</text:p>
          </table:table-cell>
        </table:table-row>
        <table:table-row table:style-name="ro1">
          <table:table-cell office:value-type="string" calcext:value-type="string">
            <text:p>Qoyapa, a las seis de la mañana, yakoqa yarqakaramunaq allaapa qaparishpa.</text:p>
          </table:table-cell>
          <table:table-cell office:value-type="string" calcext:value-type="string">
            <text:p>Temprano, a las seis de la mañana, el agua salió con bastante ruído.</text:p>
          </table:table-cell>
        </table:table-row>
        <table:table-row table:style-name="ro1">
          <table:table-cell office:value-type="string" calcext:value-type="string">
            <text:p>Tsee limpyu yaku tikrakurinaq pura yana mantsakeepaq.</text:p>
          </table:table-cell>
          <table:table-cell office:value-type="string" calcext:value-type="string">
            <text:p>Esa agua limpia se volvió puro negro espantoso.</text:p>
          </table:table-cell>
        </table:table-row>
        <table:table-row table:style-name="ro1">
          <table:table-cell office:value-type="string" calcext:value-type="string">
            <text:p>I Waraschooqa trankilu kakiikaayaanaq qoyaqoya.</text:p>
          </table:table-cell>
          <table:table-cell office:value-type="string" calcext:value-type="string">
            <text:p>Y en Huaraz estaban tranquilos porque era muy temprano.</text:p>
          </table:table-cell>
        </table:table-row>
        <table:table-row table:style-name="ro1">
          <table:table-cell office:value-type="string" calcext:value-type="string">
            <text:p>Wakin shareq kaqpis uryankunachoona.</text:p>
          </table:table-cell>
          <table:table-cell office:value-type="string" calcext:value-type="string">
            <text:p>Algunos que se habían levantado estaban en sus quehaceres.</text:p>
          </table:table-cell>
        </table:table-row>
        <table:table-row table:style-name="ro2">
          <table:table-cell office:value-type="string" calcext:value-type="string">
            <text:p>Hina shamoq qochaqa charpamunaq hawan qochamanna, tsee Hirkaqocha niyashqanmanna chaakurpunaq.</text:p>
          </table:table-cell>
          <table:table-cell office:value-type="string" calcext:value-type="string">
            <text:p>La laguna que seguía viniendo, llegó a la otra laguna a su pie, llegó a la llamada Jircacocha.</text:p>
          </table:table-cell>
        </table:table-row>
        <table:table-row table:style-name="ro1">
          <table:table-cell office:value-type="string" calcext:value-type="string">
            <text:p>Tseena atska yakoqa rebalsar qalleekamunaq.</text:p>
          </table:table-cell>
          <table:table-cell office:value-type="string" calcext:value-type="string">
            <text:p>Entonces bastante agua comenzó a rebalsar.</text:p>
          </table:table-cell>
        </table:table-row>
        <table:table-row table:style-name="ro2">
          <table:table-cell office:value-type="string" calcext:value-type="string">
            <text:p>Nikashqanta rachiramunaq tsee qochapa kuchun, i yaku korimurna, qashqaramunaq limpu.</text:p>
          </table:table-cell>
          <table:table-cell office:value-type="string" calcext:value-type="string">
            <text:p>En eso se rompió la represa de esa laguna y mientras corría el agua, la rajó completamente.</text:p>
          </table:table-cell>
        </table:table-row>
        <table:table-row table:style-name="ro2">
          <table:table-cell office:value-type="string" calcext:value-type="string">
            <text:p>Tseena ishkan qochapa yakun eewakayaamunaq, wamayeepaq atskana rumikunata, qaqakunata, montikunata apamur, llapan tarimushqantaqa pitseepa pitsar.</text:p>
          </table:table-cell>
          <table:table-cell office:value-type="string" calcext:value-type="string">
            <text:p>Entonces el agua de las dos lagunas estaba bajando, llevando una cantidad terrible de piedras, peñas y árboles, barriendo todo lo que encontraba en su camino.</text:p>
          </table:table-cell>
        </table:table-row>
        <table:table-row table:style-name="ro1">
          <table:table-cell office:value-type="string" calcext:value-type="string">
            <text:p>Tsee llapan yaku shamur chokeekunaq huk hirkawan.</text:p>
          </table:table-cell>
          <table:table-cell office:value-type="string" calcext:value-type="string">
            <text:p>Toda esa agua al venir chocó con un cerro.</text:p>
          </table:table-cell>
        </table:table-row>
        <table:table-row table:style-name="ro1">
          <table:table-cell office:value-type="string" calcext:value-type="string">
            <text:p>Tseenoona llapan belosidaanin baharinaq.</text:p>
          </table:table-cell>
          <table:table-cell office:value-type="string" calcext:value-type="string">
            <text:p>Asi bajó toda su velocidad.</text:p>
          </table:table-cell>
        </table:table-row>
        <table:table-row table:style-name="ro1">
          <table:table-cell office:value-type="string" calcext:value-type="string">
            <text:p>Tseena qalleekamun ramakeepana tsee Killkay mayupa, llapanta pitsar.</text:p>
          </table:table-cell>
          <table:table-cell office:value-type="string" calcext:value-type="string">
            <text:p>Entonces comenzó a extenderse por ese Rio Quilcay; barriendo todo.</text:p>
          </table:table-cell>
        </table:table-row>
        <table:table-row table:style-name="ro1">
          <table:table-cell office:value-type="string" calcext:value-type="string">
            <text:p>Noqa reqirqaaran tsee Wankata niyashqanta; shumaq lameda karqan.</text:p>
          </table:table-cell>
          <table:table-cell office:value-type="string" calcext:value-type="string">
            <text:p>Yo todavía conocía ese sitio llamado Huanca: era una alameda bonita.</text:p>
          </table:table-cell>
        </table:table-row>
        <table:table-row table:style-name="ro1">
          <table:table-cell office:value-type="string" calcext:value-type="string">
            <text:p>Tseechoomi qatuyaq qechwapita shamoqkuna.</text:p>
          </table:table-cell>
          <table:table-cell office:value-type="string" calcext:value-type="string">
            <text:p>Allí vendian los que venian del Callejón.</text:p>
          </table:table-cell>
        </table:table-row>
        <table:table-row table:style-name="ro1">
          <table:table-cell office:value-type="string" calcext:value-type="string">
            <text:p>Tsee rurinkunachoo karqan chakrakunapis puru weetalla murushqa.</text:p>
          </table:table-cell>
          <table:table-cell office:value-type="string" calcext:value-type="string">
            <text:p>Por dentro de esos sitios había terrenos sembrados completamente en flores.</text:p>
          </table:table-cell>
        </table:table-row>
        <table:table-row table:style-name="ro1">
          <table:table-cell office:value-type="string" calcext:value-type="string">
            <text:p>Taksha wayikuna karqan i mastanam rurareekaayarqan, alli wayikunata, riku nunakuna.</text:p>
          </table:table-cell>
          <table:table-cell office:value-type="string" calcext:value-type="string">
            <text:p>Habia pequeñas casas y la gente adinerada esteba construyendo más, casas buenas.</text:p>
          </table:table-cell>
        </table:table-row>
        <table:table-row table:style-name="ro2">
          <table:table-cell office:value-type="string" calcext:value-type="string">
            <text:p>Tsee atska yaku shamur, limpu usharamunáq tsee Killkay mayu ladunkunata, montitapis, wayikunatapis pitseepa pitsar.</text:p>
          </table:table-cell>
          <table:table-cell office:value-type="string" calcext:value-type="string">
            <text:p>Viniendo toda esa agua, ese Río Quilcay destruyó completamente sus lados, los árboles, las casas, barriéndolo todo.</text:p>
          </table:table-cell>
        </table:table-row>
        <table:table-row table:style-name="ro1">
          <table:table-cell office:value-type="string" calcext:value-type="string">
            <text:p>Qontatakurllana limpu yana pukutanoo tsaparinaq.</text:p>
          </table:table-cell>
          <table:table-cell office:value-type="string" calcext:value-type="string">
            <text:p>Levantando humo, tapó todo como una nube negra.</text:p>
          </table:table-cell>
        </table:table-row>
        <table:table-row table:style-name="ro1">
          <table:table-cell office:value-type="string" calcext:value-type="string">
            <text:p>Yaku qapariptin i qaqakuna qompanakuptin, manana ni imata wiyayaanaqtsu.</text:p>
          </table:table-cell>
          <table:table-cell office:value-type="string" calcext:value-type="string">
            <text:p>Cuando el agua bramaba y las peñas se chocaban, ya no podían oir nada.</text:p>
          </table:table-cell>
        </table:table-row>
        <table:table-row table:style-name="ro2">
          <table:table-cell office:value-type="string" calcext:value-type="string">
            <text:p>Limpu yaku huntakarkamuptin, wayikunapita nunakunaqa yarqapakayaamun, limpu mantsakashqa, eeqikur, tsarinakur hanchanakur, tsurillankunata hanchakurkur.</text:p>
          </table:table-cell>
          <table:table-cell office:value-type="string" calcext:value-type="string">
            <text:p>Cuando el agua subió bastante, la gente salía de las casas pasmados, corriendo, estrechándose las manos unos a otros, tirando a sus hijos de la mano.</text:p>
          </table:table-cell>
        </table:table-row>
        <table:table-row table:style-name="ro2">
          <table:table-cell office:value-type="string" calcext:value-type="string">
            <text:p>Wamrakuna awkiskuna manana eeqita pwedeq kaqqa hinallanllachoona qonqurikiikuyaanaq, resakur, Teeta Dyos mañakur.</text:p>
          </table:table-cell>
          <table:table-cell office:value-type="string" calcext:value-type="string">
            <text:p>Los niños y los viejos que no podian correr, en desesperación se arrodillaron rezando, suplicando al Señor Dios.</text:p>
          </table:table-cell>
        </table:table-row>
        <table:table-row table:style-name="ro2">
          <table:table-cell office:value-type="string" calcext:value-type="string">
            <text:p>Yaku huntashqa wayikunapita safayaq yachaqkuna mamannaq, teetannaq, tsurinnaq; syempri kada familyapita faltanaq ishkaq o kimaq.</text:p>
          </table:table-cell>
          <table:table-cell office:value-type="string" calcext:value-type="string">
            <text:p>De las casas inundadas se escaparon sus moradores sin madre, sin padre, sin hijos; siempre de cada familia faltaron dos o tres.</text:p>
          </table:table-cell>
        </table:table-row>
        <table:table-row table:style-name="ro1">
          <table:table-cell office:value-type="string" calcext:value-type="string">
            <text:p>Tseetsikasaq poqushqa montikuna seqikarqa tsakakeekuryan yakuta latiikurqan.</text:p>
          </table:table-cell>
          <table:table-cell office:value-type="string" calcext:value-type="string">
            <text:p>Esos tremendos árboles maduros que caían, formaron represas y bloquearon el agua.</text:p>
          </table:table-cell>
        </table:table-row>
        <table:table-row table:style-name="ro1">
          <table:table-cell office:value-type="string" calcext:value-type="string">
            <text:p>I tsee toqlikaptinna, mas yakukunaqa usheekurqan huchupakur.</text:p>
          </table:table-cell>
          <table:table-cell office:value-type="string" calcext:value-type="string">
            <text:p>Y cuando se deshizo, más agua terminó la destrucción.</text:p>
          </table:table-cell>
        </table:table-row>
        <table:table-row table:style-name="ro2">
          <table:table-cell office:value-type="string" calcext:value-type="string">
            <text:p>Tsee rumiwan montikunawan pichukarna limpu yakoqa qochakaakurkunaq, tsee qochakuna toqlikarqa, yaku yarqakaramun mas waapuna mantsakeepaq.</text:p>
          </table:table-cell>
          <table:table-cell office:value-type="string" calcext:value-type="string">
            <text:p>Cuando se enredaron esas piedras con los árboles, el agua se represó completamente, y cuando esas lagunas se deshicieron, el agua salió con una fuerza tremenda.</text:p>
          </table:table-cell>
        </table:table-row>
        <table:table-row table:style-name="ro2">
          <table:table-cell office:value-type="string" calcext:value-type="string">
            <text:p>Tsee mantsakashqana, Waraspita nunakunaqa ewkuyaanaq pelataraq Rataqenwa witseeta.</text:p>
          </table:table-cell>
          <table:table-cell office:value-type="string" calcext:value-type="string">
            <text:p>Atemorizados con eso, la gente de Huaraz se fue amontonándose a la subida de Ratequenua.</text:p>
          </table:table-cell>
        </table:table-row>
        <table:table-row table:style-name="ro2">
          <table:table-cell office:value-type="string" calcext:value-type="string">
            <text:p>I mas alto hirkakunapita rikaareekaayaptin, limpu yaku huntarinaq Koleehyu Libertaaman, iglesya San Fransiskuman i salon de aktosman.</text:p>
          </table:table-cell>
          <table:table-cell office:value-type="string" calcext:value-type="string">
            <text:p>Y mientras miraba la gente de los cerros más altos, el agua inundó completamente el Colegio de La Liberiad, la iglesia de San Francisco y el salón de actos.</text:p>
          </table:table-cell>
        </table:table-row>
        <table:table-row table:style-name="ro3">
          <table:table-cell office:value-type="string" calcext:value-type="string">
            <text:p>Nunakunaqa limpu lokuyashqana mantsakeewan, tsee rarakunapita rikaareekaayaptin, ushakaarin tsee mushoq tsaka, Eskwela de Artes Ofisyos i mas rikukunapa wayin.</text:p>
          </table:table-cell>
          <table:table-cell office:value-type="string" calcext:value-type="string">
            <text:p>Mientras la gente, vuelta completamente loca con miedo, estaba mirando desde las alturas, se destruyó ese nuevo puente, la Escuela de Artes y Oficios y las casas de los más ricos.</text:p>
          </table:table-cell>
        </table:table-row>
        <table:table-row table:style-name="ro2">
          <table:table-cell office:value-type="string" calcext:value-type="string">
            <text:p>I nunakunaqa qaparir qayarir ashinakur eewakuyaanaq tsee otel de turistas, tseeraq usharishqaman, ratakoq.</text:p>
          </table:table-cell>
          <table:table-cell office:value-type="string" calcext:value-type="string">
            <text:p>La gente, gritando y llorando, fue buscándose unos a otros a ese hotel de turistas, recién terminado, para refugiarse allí.</text:p>
          </table:table-cell>
        </table:table-row>
        <table:table-row table:style-name="ro1">
          <table:table-cell office:value-type="string" calcext:value-type="string">
            <text:p>Nikaayaptin tseemampis yakcqa huntarinaq.</text:p>
          </table:table-cell>
          <table:table-cell office:value-type="string" calcext:value-type="string">
            <text:p>De repente el agua llenó ese hotel también.</text:p>
          </table:table-cell>
        </table:table-row>
        <table:table-row table:style-name="ro1">
          <table:table-cell office:value-type="string" calcext:value-type="string">
            <text:p>Tseena wakin nunakunaqa lloqakurkuyaanaq tsee wayi hananman.</text:p>
          </table:table-cell>
          <table:table-cell office:value-type="string" calcext:value-type="string">
            <text:p>Entonces algunos hombres subieron encima del techo de ese hotel.</text:p>
          </table:table-cell>
        </table:table-row>
        <table:table-row table:style-name="ro1">
          <table:table-cell office:value-type="string" calcext:value-type="string">
            <text:p>Nikar mas yaku huntar, huklla tsee alli wayitapis pallarkamunaq enterullampi.</text:p>
          </table:table-cell>
          <table:table-cell office:value-type="string" calcext:value-type="string">
            <text:p>De repente subió més el agua y de una vez aún ese edificio fino se levantó entero.</text:p>
          </table:table-cell>
        </table:table-row>
        <table:table-row table:style-name="ro1">
          <table:table-cell office:value-type="string" calcext:value-type="string">
            <text:p>I despwes, tikwaramunaq llapan nunantin yakuman.</text:p>
          </table:table-cell>
          <table:table-cell office:value-type="string" calcext:value-type="string">
            <text:p>Y después, vació a todos los hombres juntos al agua.</text:p>
          </table:table-cell>
        </table:table-row>
        <table:table-row table:style-name="ro2">
          <table:table-cell office:value-type="string" calcext:value-type="string">
            <text:p>Wakin nunana wayinkunallachoo wichqapukarkayaamunaq llapan familyankunawan Teeta Dyosman resakurllana i ushakaariyaanaq limpu.</text:p>
          </table:table-cell>
          <table:table-cell office:value-type="string" calcext:value-type="string">
            <text:p>Algunos hombres se encerraron en sus casas con toda su familia, a rezar al Señor Dios, y perecieron completamente.</text:p>
          </table:table-cell>
        </table:table-row>
        <table:table-row table:style-name="ro1">
          <table:table-cell office:value-type="string" calcext:value-type="string">
            <text:p>Wakin nunakunana wayinkunaman kutiyarqonaq qelleeninkunaman.</text:p>
          </table:table-cell>
          <table:table-cell office:value-type="string" calcext:value-type="string">
            <text:p>Otras personas volvieron a sus casas por su dinero.</text:p>
          </table:table-cell>
        </table:table-row>
        <table:table-row table:style-name="ro1">
          <table:table-cell office:value-type="string" calcext:value-type="string">
            <text:p>Tseekuna manana mas yuriyaanaqnatsu.</text:p>
          </table:table-cell>
          <table:table-cell office:value-type="string" calcext:value-type="string">
            <text:p>Estos ya no aparecieron más.</text:p>
          </table:table-cell>
        </table:table-row>
        <table:table-row table:style-name="ro1">
          <table:table-cell office:value-type="string" calcext:value-type="string">
            <text:p>Hatun mayumanna heqakurpunaq atska nunan qarachashqa.</text:p>
          </table:table-cell>
          <table:table-cell office:value-type="string" calcext:value-type="string">
            <text:p>Todo se cayó al gran rio, arrastrando a muchas personas.</text:p>
          </table:table-cell>
        </table:table-row>
        <table:table-row table:style-name="ro1">
          <table:table-cell office:value-type="string" calcext:value-type="string">
            <text:p>Eeqireekaqkunapis safayaanaqnasu.</text:p>
          </table:table-cell>
          <table:table-cell office:value-type="string" calcext:value-type="string">
            <text:p>Los que corrían ya no se escaparon.</text:p>
          </table:table-cell>
        </table:table-row>
        <table:table-row table:style-name="ro1">
          <table:table-cell office:value-type="string" calcext:value-type="string">
            <text:p>Llapanta yaku eellurkunaq.</text:p>
          </table:table-cell>
          <table:table-cell office:value-type="string" calcext:value-type="string">
            <text:p>El agua recogió todo.</text:p>
          </table:table-cell>
        </table:table-row>
        <table:table-row table:style-name="ro1">
          <table:table-cell office:value-type="string" calcext:value-type="string">
            <text:p>Tsee ishkee oratanooqa mananam ni imata rikaayaanaqnatsu sino limpu rumikunallatanam.</text:p>
          </table:table-cell>
          <table:table-cell office:value-type="string" calcext:value-type="string">
            <text:p>Después de esas dos horas más o menos, ya no se veía nada sino las piedras no más.</text:p>
          </table:table-cell>
        </table:table-row>
        <table:table-row table:style-name="ro1">
          <table:table-cell office:value-type="string" calcext:value-type="string">
            <text:p>Inteqa achachaaramurqon limpu arenawan, tsee luyaq rumikunawan tsarinakiikar.</text:p>
          </table:table-cell>
          <table:table-cell office:value-type="string" calcext:value-type="string">
            <text:p>El sol se despejó, y estaba pegada pura arena con esas piedras blancas.</text:p>
          </table:table-cell>
        </table:table-row>
        <table:table-row table:style-name="ro3">
          <table:table-cell office:value-type="string" calcext:value-type="string">
            <text:p>I ayakunaqa mayu ladunkunachoo limpu hitatakur - kaweekaq kaqkunaqa kuyupakayaamun, qaparir qayakur - rikrannaq, chankannaq, peqannaq ayakuna limpu tsamqashqa, pachankunapis pashtashqa, qeshyaq warmikunapa wamrapis ulliikaamur.</text:p>
          </table:table-cell>
          <table:table-cell office:value-type="string" calcext:value-type="string">
            <text:p>Después que el río botó los cadáveres en sus orillas, los sobrevivientes se movían gritando y llamando - sin brazo, sin pierna, sin cabeza, los cadáveres completamente triturados, sus vientres reventados, el feto de mujeres encintas asomando.</text:p>
          </table:table-cell>
        </table:table-row>
        <table:table-row table:style-name="ro1">
          <table:table-cell office:value-type="string" calcext:value-type="string">
            <text:p>Ni huk aya enteroqa kanaqtsu.</text:p>
          </table:table-cell>
          <table:table-cell office:value-type="string" calcext:value-type="string">
            <text:p>No había ni un cadáver entero.</text:p>
          </table:table-cell>
        </table:table-row>
        <table:table-row table:style-name="ro1">
          <table:table-cell office:value-type="string" calcext:value-type="string">
            <text:p>Sellama tsee diyakuna waqakii kanaq.</text:p>
          </table:table-cell>
          <table:table-cell office:value-type="string" calcext:value-type="string">
            <text:p>Esos días había nada más que lloro.</text:p>
          </table:table-cell>
        </table:table-row>
        <table:table-row table:style-name="ro2">
          <table:table-cell office:value-type="string" calcext:value-type="string">
            <text:p>Pedregal witseechoo rataraqkuna kutipakuyaanaq tsee alubyon pasashqanman.</text:p>
          </table:table-cell>
          <table:table-cell office:value-type="string" calcext:value-type="string">
            <text:p>Los que se habian refugiado encima de Pedregal volvieron a donde el aluvión había pasado.</text:p>
          </table:table-cell>
        </table:table-row>
        <table:table-row table:style-name="ro2">
          <table:table-cell office:value-type="string" calcext:value-type="string">
            <text:p>Tsee kada ayata tarir waqakuyaqlla i ospitalman eewar tariyaq yamtatanoo pelashqata.</text:p>
          </table:table-cell>
          <table:table-cell office:value-type="string" calcext:value-type="string">
            <text:p>Encontrando cada uno de esos cadáveres, lloraban mucho, y yendo al hospital, los encontraban amontonados como leña.</text:p>
          </table:table-cell>
        </table:table-row>
        <table:table-row table:style-name="ro1">
          <table:table-cell office:value-type="string" calcext:value-type="string">
            <text:p>Tseeshi ashiyaq qowankunata, warminkunata, tsurinkunata.</text:p>
          </table:table-cell>
          <table:table-cell office:value-type="string" calcext:value-type="string">
            <text:p>Entonces buscaban a sus esposos, esposas, hijos.</text:p>
          </table:table-cell>
        </table:table-row>
        <table:table-row table:style-name="ro1">
          <table:table-cell office:value-type="string" calcext:value-type="string">
            <text:p>Tsee ayakunata awchir awchir ni tariyaqtsu.</text:p>
          </table:table-cell>
          <table:table-cell office:value-type="string" calcext:value-type="string">
            <text:p>Volteando y moviendo esos cadáveres, no encontraban.</text:p>
          </table:table-cell>
        </table:table-row>
        <table:table-row table:style-name="ro1">
          <table:table-cell office:value-type="string" calcext:value-type="string">
            <text:p>Tsee mantsakashqa Waraschoo qayashqanyaqshi, wakin indyukunaqa suwakur kayaanaq.</text:p>
          </table:table-cell>
          <table:table-cell office:value-type="string" calcext:value-type="string">
            <text:p>Mientras gritaban con terror en Huaraz, algunos indios estaban saqueando.</text:p>
          </table:table-cell>
        </table:table-row>
        <table:table-row table:style-name="ro4">
          <table:table-cell office:value-type="string" calcext:value-type="string">
            <text:p>Tseeshi Patee ureechoo, Kinwaqocha ureechoo, nunakuna qaparikaayaptin, manash tseetaqa sutariyaqtsu, sinoqa imapis kaqta si allibwenu, eellupakiikuyaanaq menos ayata ni qaparikaqkunata.</text:p>
          </table:table-cell>
          <table:table-cell office:value-type="string" calcext:value-type="string">
            <text:p>Entonces, por abajo de Patay, por abajo de Quinoacocha, aunque la gente estaba gritando para que los salvaran, dicen que los saqueadores no rescataron a éstos, sino que recogieron cualquier cosa de valor, pero no a cadáveres ni a los gritando que se les salvara.</text:p>
          </table:table-cell>
        </table:table-row>
        <table:table-row table:style-name="ro1">
          <table:table-cell office:value-type="string" calcext:value-type="string">
            <text:p>Tseechoo wanuyaanaq waranqa waranqa.</text:p>
          </table:table-cell>
          <table:table-cell office:value-type="string" calcext:value-type="string">
            <text:p>Allí murieron miles y miles.</text:p>
          </table:table-cell>
        </table:table-row>
        <table:table-row table:style-name="ro1">
          <table:table-cell office:value-type="string" calcext:value-type="string">
            <text:p>Markaq ureechoo aya hina hitarakunaq.</text:p>
          </table:table-cell>
          <table:table-cell office:value-type="string" calcext:value-type="string">
            <text:p>Más abajo que Marcac los cadáveres quedaron tirados.</text:p>
          </table:table-cell>
        </table:table-row>
        <table:table-row table:style-name="ro1">
          <table:table-cell office:value-type="string" calcext:value-type="string">
            <text:p>Tsee eelliikur apayaanaq ospitalman qorakunawan tsaparkurlla.</text:p>
          </table:table-cell>
          <table:table-cell office:value-type="string" calcext:value-type="string">
            <text:p>Recogiendo éstos, los llevaron al hospital, tapándolos con césped.</text:p>
          </table:table-cell>
        </table:table-row>
        <table:table-row table:style-name="ro1">
          <table:table-cell office:value-type="string" calcext:value-type="string">
            <text:p>Tsee alubyonchoo killatsakuyaanaq ayata tarikiikar.</text:p>
          </table:table-cell>
          <table:table-cell office:value-type="string" calcext:value-type="string">
            <text:p>En ese aluvión, pasaron meses encontrando cadáveres.</text:p>
          </table:table-cell>
        </table:table-row>
        <table:table-row table:style-name="ro1">
          <table:table-cell office:value-type="string" calcext:value-type="string">
            <text:p>Partes partesqa manam kareterapis karqantsu.</text:p>
          </table:table-cell>
          <table:table-cell office:value-type="string" calcext:value-type="string">
            <text:p>Por muchas partes la carretera también había desaparecido.</text:p>
          </table:table-cell>
        </table:table-row>
        <table:table-row table:style-name="ro1">
          <table:table-cell office:value-type="string" calcext:value-type="string">
            <text:p>Tseemi qechwa nunakunapis puriyarqan kee Chontepa.</text:p>
          </table:table-cell>
          <table:table-cell office:value-type="string" calcext:value-type="string">
            <text:p>Entonces los pobladores del Callejón caminaron aquí por Chonta.</text:p>
          </table:table-cell>
        </table:table-row>
        <table:table-row table:style-name="ro1">
          <table:table-cell office:value-type="string" calcext:value-type="string">
            <text:p>Tsee alubyon kariptin, misyones karqan.</text:p>
          </table:table-cell>
          <table:table-cell office:value-type="string" calcext:value-type="string">
            <text:p>En el tiempo de ese aluvión, había misiones.</text:p>
          </table:table-cell>
        </table:table-row>
        <table:table-row table:style-name="ro1">
          <table:table-cell office:value-type="string" calcext:value-type="string">
            <text:p>Tseechoomi limpu poqushqa awkiskunapis kasakuyarqan mantsakar ushashqa.</text:p>
          </table:table-cell>
          <table:table-cell office:value-type="string" calcext:value-type="string">
            <text:p>En eso, personas de edad, hasta viejos, se casaron, deshechos con miedo.</text:p>
          </table:table-cell>
        </table:table-row>
        <table:table-row table:style-name="ro1">
          <table:table-cell office:value-type="string" calcext:value-type="string">
            <text:p>Tseenoomi karqa hatun desgrasya Waraschoo.</text:p>
          </table:table-cell>
          <table:table-cell office:value-type="string" calcext:value-type="string">
            <text:p>Así fue la gran desgracia en Huaraz.</text:p>
          </table:table-cell>
        </table:table-row>
        <table:table-row table:style-name="ro1">
          <table:table-cell office:value-type="string" calcext:value-type="string">
            <text:p>Huk awkismi willamarqan tsee ayakunatash montoneekuyaanaq ospitalman.</text:p>
          </table:table-cell>
          <table:table-cell office:value-type="string" calcext:value-type="string">
            <text:p>Un viejo me contó que habían amontoneado esos cadáveres en el hospital.</text:p>
          </table:table-cell>
        </table:table-row>
        <table:table-row table:style-name="ro1">
          <table:table-cell office:value-type="string" calcext:value-type="string">
            <text:p>I ampipa ni pi taapaqtsu pampachoo.</text:p>
          </table:table-cell>
          <table:table-cell office:value-type="string" calcext:value-type="string">
            <text:p>Y de noche, nadie los vigiló en la pampa.</text:p>
          </table:table-cell>
        </table:table-row>
        <table:table-row table:style-name="ro1">
          <table:table-cell office:value-type="string" calcext:value-type="string">
            <text:p>Tseeshi ayakunata allqukuna waraqwaraq mikukuyaq.</text:p>
          </table:table-cell>
          <table:table-cell office:value-type="string" calcext:value-type="string">
            <text:p>Entonces los perros comieron los cadáveres todas las noches.</text:p>
          </table:table-cell>
        </table:table-row>
        <table:table-row table:style-name="ro1">
          <table:table-cell office:value-type="string" calcext:value-type="string">
            <text:p>Tsee awkis eewaqpistsu allqukuna qarqoq wamayarnin.</text:p>
          </table:table-cell>
          <table:table-cell office:value-type="string" calcext:value-type="string">
            <text:p>Ese viejo tampoco fue a botar los perros por miedo.</text:p>
          </table:table-cell>
        </table:table-row>
        <table:table-row table:style-name="ro1" table:number-rows-repeated="104847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5T22:31:46.885678581</meta:creation-date>
    <dc:date>2021-07-25T22:37:47.123865880</dc:date>
    <meta:editing-duration>PT6M</meta:editing-duration>
    <meta:editing-cycles>2</meta:editing-cycles>
    <meta:generator>LibreOffice/7.1.5.2$Linux_X86_64 LibreOffice_project/10$Build-2</meta:generator>
    <meta:document-statistic meta:table-count="1" meta:cell-count="209" meta:object-count="0"/>
  </office:meta>
</office:document-meta>
</file>